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w_0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harander Str. 108,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0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ssener Str. 2 /Deub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0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itscheidstraße 4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4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äthe-Kollwitz-Straße 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2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Urnenfeld 3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2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Urnenfeld 29 ggü / Wildberg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5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Matzke-Straße 2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öbelner Str. 5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6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utbuser Weg 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4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aunsdorfer Straße 11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7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ühndorfer Str.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7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dentalstraße 4 /Chamisso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3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cotta 6 / Hebbel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Genaue Adresse</text:p>
          </table:table-cell>
          <table:covered-table-cell table:number-columns-repeated="2" table:style-name="ce24"/>
          <table:table-cell table:style-name="ce26" office:value-type="string">
            <text:p>S413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obschatzer Str.4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3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ntanostraße 7b /Martin-Opitz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7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iheit 77 ggü  /Briesnitzer Höh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1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ohorner Str. 30 ggü /Döltzs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3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se-Meitner-Straße 26 /Gompitz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4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rthaer Str. 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2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alie-Dietrich-Platz 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6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anneberger Weg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4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ölfnitzer Ring 10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7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ölfnitzer Ring 10 ggü /Kesselsdorfer S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??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3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Rittergut 40a /Altfrankener Dor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1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nossener Str. 87 ggü /Am Mühl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4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alstraße 6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7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ertplatz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1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